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634cm" fo:min-width="7.272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861cm" fo:min-width="7.272cm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0.86cm" fo:min-width="7.272cm"/>
      <style:paragraph-properties style:writing-mode="lr-tb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0.861cm" fo:min-width="7.272cm"/>
      <style:paragraph-properties style:writing-mode="lr-tb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1.464cm" fo:min-width="7.272cm"/>
      <style:paragraph-properties style:writing-mode="lr-tb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1.6cm" fo:min-width="7.272cm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79cm" fo:min-width="7.272cm"/>
      <style:paragraph-properties style:writing-mode="lr-tb"/>
    </style:style>
    <style:style style:name="gr8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634cm" fo:min-width="8.756cm"/>
    </style:style>
    <style:style style:name="gr9" style:family="graphic" style:parent-style-name="standard" style:list-style-name="L1">
      <style:graphic-properties draw:fill-color="#ffffff" draw:textarea-horizontal-align="justify" draw:textarea-vertical-align="top" draw:auto-grow-height="false" fo:min-height="7.5cm" fo:min-width="8.756cm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middle" draw:auto-grow-height="false" fo:min-height="0.925cm" fo:min-width="1.379cm"/>
      <style:paragraph-properties style:writing-mode="lr-tb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925cm" fo:min-width="3.189cm"/>
      <style:paragraph-properties style:writing-mode="lr-tb"/>
    </style:style>
    <style:style style:name="gr12" style:family="graphic" style:parent-style-name="standard">
      <style:graphic-properties draw:fill-color="#afd095" draw:textarea-horizontal-align="justify" draw:textarea-vertical-align="middle" draw:auto-grow-height="false" fo:min-height="0.925cm" fo:min-width="1.379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925cm" fo:min-width="1.379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1.08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12cm" fo:min-width="1.691cm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925cm" fo:min-width="5.094cm"/>
      <style:paragraph-properties style:writing-mode="lr-tb"/>
    </style:style>
    <style:style style:name="gr17" style:family="graphic" style:parent-style-name="standard">
      <style:graphic-properties draw:fill-color="#ffb66c" draw:textarea-horizontal-align="justify" draw:textarea-vertical-align="middle" draw:auto-grow-height="false" fo:min-height="0.925cm" fo:min-width="2.669cm"/>
      <style:paragraph-properties style:writing-mode="lr-tb"/>
    </style:style>
    <style:style style:name="gr18" style:family="graphic" style:parent-style-name="standard">
      <style:graphic-properties svg:stroke-color="#808080" draw:fill-color="#808080" draw:textarea-horizontal-align="justify" draw:textarea-vertical-align="middle" draw:auto-grow-height="false" fo:min-height="0.132cm" fo:min-width="3.976cm"/>
    </style:style>
    <style:style style:name="gr19" style:family="graphic" style:parent-style-name="standard">
      <style:graphic-properties svg:stroke-opacity="100%" draw:fill-color="#ffffff" draw:textarea-horizontal-align="justify" draw:textarea-vertical-align="middle" draw:auto-grow-height="false" fo:min-height="0.766cm" fo:min-width="1.405cm"/>
      <style:paragraph-properties style:writing-mode="lr-tb"/>
    </style:style>
    <style:style style:name="gr20" style:family="graphic" style:parent-style-name="standard">
      <style:graphic-properties svg:stroke-color="#808080" draw:fill-color="#808080" draw:textarea-horizontal-align="justify" draw:textarea-vertical-align="middle" draw:auto-grow-height="false" fo:min-height="0.132cm" fo:min-width="2.043cm"/>
    </style:style>
    <style:style style:name="gr21" style:family="graphic" style:parent-style-name="standard">
      <style:graphic-properties svg:stroke-opacity="100%" draw:fill-color="#ffffff" draw:textarea-horizontal-align="justify" draw:textarea-vertical-align="middle" draw:auto-grow-height="false" fo:min-height="0.766cm" fo:min-width="0.72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3" style:family="paragraph">
      <loext:graphic-properties draw:fill-color="#b4c7dc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-color="#ffb66c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DejaVu Sans Mono1" fo:font-size="11pt" style:font-size-asian="11pt" style:font-size-complex="11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DejaVu Sans Mono1" fo:font-size="11pt" style:font-size-asian="11pt" style:font-size-complex="11pt"/>
    </style:style>
    <style:style style:name="P9" style:family="paragraph">
      <loext:graphic-properties draw:fill-color="#afd095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DejaVu Sans Mono1" fo:font-size="11pt" style:font-size-asian="11pt" style:font-size-complex="11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 Mono1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DejaVu Sans Mono1" fo:font-size="11pt" style:font-size-asian="11pt" style:font-size-complex="11p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style:font-name="DejaVu Sans Mono1" fo:font-size="11pt" style:font-size-asian="11pt" style:font-size-complex="11pt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ffb66c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8" style:family="paragraph">
      <loext:graphic-properties draw:fill-color="#afd095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2" style:family="paragraph">
      <style:paragraph-properties fo:text-align="center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25" style:family="paragraph">
      <loext:graphic-properties draw:fill-color="#ffffff"/>
      <style:paragraph-properties fo:text-align="center"/>
      <style:text-properties style:font-name="DejaVu Sans Mono1" fo:font-size="11pt" style:font-size-asian="11pt" style:font-size-complex="11pt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fo:color="#000000" style:font-name="DejaVu Sans Mono1" fo:font-size="11pt" style:font-size-asian="11pt" style:font-size-complex="11pt"/>
    </style:style>
    <style:style style:name="T3" style:family="text">
      <style:text-properties style:font-name="DejaVu Sans Mono1" fo:font-size="11pt" style:font-size-asian="11pt" style:font-size-complex="11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772cm" svg:height="8.884cm" svg:x="0.721cm" svg:y="1.3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772cm" svg:height="1.111cm" svg:x="0.721cm" svg:y="7.368cm">
            <text:p text:style-name="P2"><text:span text:style-name="T1">Layer 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772cm" svg:height="1.11cm" svg:x="0.721cm" svg:y="4.404cm">
            <text:p text:style-name="P4">Layer 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7.772cm" svg:height="1.111cm" svg:x="0.721cm" svg:y="1.29cm">
            <text:p text:style-name="P2"><text:span text:style-name="T1">Layer 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7.772cm" svg:height="1.714cm" svg:x="0.721cm" svg:y="8.482cm">
            <text:p text:style-name="P7"><text:span text:style-name="T2">/etc/file2 (5MB)</text:span></text:p>
            <text:p text:style-name="P7"><text:span text:style-name="T2">/etc/file1 (8M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7.772cm" svg:height="1.85cm" svg:x="0.721cm" svg:y="5.518cm">
            <text:p text:style-name="P7"><text:span text:style-name="T2">/etc/file3 (12M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7.772cm" svg:height="1.11cm" svg:x="0.721cm" svg:y="4.404cm">
            <text:p text:style-name="P2"><text:span text:style-name="T1">Layer 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7.772cm" svg:height="2.04cm" svg:x="0.721cm" svg:y="2.402cm">
            <text:p text:style-name="P10"><text:span text:style-name="T3">/etc/file5 (5MB)</text:span></text:p>
            <text:p text:style-name="P10"><text:span text:style-name="T3">/etc/file4 (2MB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9.256cm" svg:height="8.884cm" svg:x="11.001cm" svg:y="1.31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9.256cm" svg:height="7.75cm" svg:x="11.001cm" svg:y="1.271cm">
            <text:p text:style-name="P12"><text:span text:style-name="T3">$ ls /etc</text:span></text:p>
            <text:p text:style-name="P12"><text:span text:style-name="T4">file1 file2 file3 file4 </text:span><text:span text:style-name="T3">file5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5" draw:layer="layout" svg:width="1.879cm" svg:height="1.175cm" svg:x="11.001cm" svg:y="9.021cm">
              <text:p text:style-name="P14"><text:span text:style-name="T5">Layer 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7" draw:layer="layout" svg:width="3.689cm" svg:height="1.175cm" svg:x="16.568cm" svg:y="9.021cm">
              <text:p text:style-name="P16"><text:span text:style-name="T5">Size: 35 MB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8" draw:layer="layout" svg:width="1.879cm" svg:height="1.175cm" svg:x="12.868cm" svg:y="9.021cm">
              <text:p text:style-name="P14"><text:span text:style-name="T5">Layer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9" draw:layer="layout" svg:width="1.879cm" svg:height="1.175cm" svg:x="14.735cm" svg:y="9.021cm">
              <text:p text:style-name="P14"><text:span text:style-name="T5">Layer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4" draw:text-style-name="P21" draw:layer="layout" svg:width="1.581cm" svg:height="0.914cm" svg:x="8.632cm" svg:y="5.151cm">
            <text:p text:style-name="P20"><text:span text:style-name="T6">UnionF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2.503cm" svg:height="0.522cm" svg:x="8.501cm" svg:y="5.75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10" draw:text-style-name="P15" draw:layer="layout" svg:width="1.879cm" svg:height="1.175cm" svg:x="7.635cm" svg:y="14.319cm">
              <text:p text:style-name="P14"><text:span text:style-name="T5">Layer 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7" draw:layer="layout" svg:width="5.594cm" svg:height="1.175cm" svg:x="13.202cm" svg:y="14.319cm">
              <text:p text:style-name="P16"><text:span text:style-name="T5">Size: 35 MB + Layer 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8" draw:layer="layout" svg:width="1.879cm" svg:height="1.175cm" svg:x="9.502cm" svg:y="14.319cm">
              <text:p text:style-name="P14"><text:span text:style-name="T5">Layer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9" draw:layer="layout" svg:width="1.879cm" svg:height="1.175cm" svg:x="11.369cm" svg:y="14.319cm">
              <text:p text:style-name="P14"><text:span text:style-name="T5">Layer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5" draw:layer="layout" svg:width="3.169cm" svg:height="1.175cm" svg:x="4.445cm" svg:y="14.319cm">
              <text:p text:style-name="P14"><text:span text:style-name="T5">Layer 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23" draw:layer="layout" svg:width="5.588cm" svg:height="0.762cm" svg:x="7.62cm" svg:y="13.389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9" draw:text-style-name="P25" draw:layer="layout" svg:width="1.905cm" svg:height="1.016cm" svg:x="9.652cm" svg:y="13.208cm">
              <text:p text:style-name="P24"><text:span text:style-name="T3">ro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3" draw:layer="layout" svg:width="3.175cm" svg:height="0.762cm" svg:x="4.445cm" svg:y="13.39cm">
              <text:p/>
  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21" draw:text-style-name="P25" draw:layer="layout" svg:width="1.223cm" svg:height="1.016cm" svg:x="5.434cm" svg:y="13.208cm">
              <text:p text:style-name="P24"><text:span text:style-name="T3">rw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5:18:31.232597034</meta:creation-date>
    <dc:date>2021-01-22T19:20:20.565364293</dc:date>
    <meta:editing-duration>PT52M27S</meta:editing-duration>
    <meta:editing-cycles>16</meta:editing-cycles>
    <meta:generator>LibreOffice/6.4.6.2$Linux_X86_64 LibreOffice_project/40$Build-2</meta:generator>
    <meta:document-statistic meta:object-count="33"/>
  </office:meta>
</office:document-meta>
</file>